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7.408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4.606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5.549cm"/>
    </style:style>
    <style:style style:name="co13" style:family="table-column">
      <style:table-column-properties fo:break-before="auto" style:column-width="5.66cm"/>
    </style:style>
    <style:style style:name="co14" style:family="table-column">
      <style:table-column-properties fo:break-before="auto" style:column-width="10.322cm"/>
    </style:style>
    <style:style style:name="co15" style:family="table-column">
      <style:table-column-properties fo:break-before="auto" style:column-width="4.189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5.017cm"/>
    </style:style>
    <style:style style:name="co19" style:family="table-column">
      <style:table-column-properties fo:break-before="auto" style:column-width="4.228cm"/>
    </style:style>
    <style:style style:name="co20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office:value-type="string">
            <text:p>/Semaine de partiel/</text:p>
          </table:table-cell>
          <table:table-cell table:number-columns-repeated="2" office:value-type="string">
            <text:p>Suite d'écriture du code </text:p>
          </table:table-cell>
          <table:table-cell table:style-name="ce2" office:value-type="string">
            <text:p>Recherche documentaire</text:p>
          </table:table-cell>
          <table:table-cell office:value-type="string">
            <text:p>Écriture d'un code compilable</text:p>
          </table:table-cell>
          <table:table-cell office:value-type="string">
            <text:p>Prise en compte des erreurs de compréhension de l'algo</text:p>
          </table:table-cell>
          <table:table-cell office:value-type="string">
            <text:p>Rédaction du rapport</text:p>
          </table:table-cell>
          <table:table-cell table:number-columns-repeated="2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office:value-type="string">
            <text:p>(Mise en forme des étapes principales)</text:p>
          </table:table-cell>
          <table:table-cell/>
          <table:table-cell office:value-type="string">
            <text:p>(SIS et arbre ET/OU)</text:p>
          </table:table-cell>
          <table:table-cell office:value-type="string">
            <text:p>(Arbre ET/OU sans coupe )</text:p>
          </table:table-cell>
          <table:table-cell office:value-type="string">
            <text:p>Suite d'écriture du code </text:p>
          </table:table-cell>
          <table:table-cell office:value-type="string">
            <text:p>Correction du SIS</text:p>
          </table:table-cell>
          <table:table-cell office:value-type="string">
            <text:p>Écriture d'un code fonctionnel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3"/>
          <table:table-cell office:value-type="string">
            <text:p>Recherche documentaire</text:p>
          </table:table-cell>
          <table:table-cell table:number-columns-repeated="2"/>
          <table:table-cell table:style-name="ce2" office:value-type="string">
            <text:p>Optimisation du code (set et dict)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3"/>
          <table:table-cell office:value-type="string">
            <text:p>Lecture de documents</text:p>
          </table:table-cell>
          <table:table-cell table:number-columns-repeated="2"/>
          <table:table-cell office:value-type="string">
            <text:p>Rédaction de la documentation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4"/>
          <table:table-cell office:value-type="string">
            <text:p>Rédaction du carnet de bord final</text:p>
          </table:table-cell>
          <table:table-cell table:number-columns-repeated="2"/>
          <table:table-cell office:value-type="string">
            <text:p>Rédaction de tests unitaires</text:p>
          </table:table-cell>
          <table:table-cell/>
          <table:table-cell office:value-type="string">
            <text:p>Finalisation code</text:p>
          </table:table-cell>
          <table:table-cell office:value-type="string">
            <text:p>Finalisation rapport</text:p>
          </table:table-cell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Nettoyage du code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5">25/04/2021</text:date>, <text:time>14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5T14:47:42</dc:date>
    <meta:generator>OpenOffice/4.1.3$Win32 OpenOffice.org_project/413m1$Build-9783</meta:generator>
    <meta:editing-duration>PT18H20M28S</meta:editing-duration>
    <meta:editing-cycles>19</meta:editing-cycles>
    <meta:document-statistic meta:table-count="1" meta:cell-count="66" meta:object-count="0"/>
  </office:meta>
</office:document-meta>
</file>